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,</text:span><text:span text:style-name="T2"> </text:span><text:span text:style-name="T1">bem vindo ao curso de orientação a objetos com Java.</text:span><text:span text:style-name="T2"> </text:span><text:span text:style-name="T1">Eu sou Clovis Fernandes e vamos dar continuidade à apresentação</text:span><text:span text:style-name="T2"> </text:span><text:span text:style-name="T1">sobre diagramas de classe.</text:span><text:span text:style-name="T2"> </text:span><text:span text:style-name="T1">Nós já vimos sobre os conceitos de classe, associação e multiplicidade.</text:span><text:span text:style-name="T2"> </text:span><text:span text:style-name="T1">Agora veremos os conceitos de navegabilidade, agregação,</text:span><text:span text:style-name="T2"> </text:span><text:span text:style-name="T1">composição e herança no contexto de diagramas de classes da UML.</text:span><text:span text:style-name="T2"> </text:span><text:span text:style-name="T1">Quanto à navegabilidade, tem a ver com o que é que uma classe enxerga da outra.</text:span><text:span text:style-name="T2"> </text:span><text:span text:style-name="T1">Esse exemplo que eu estou mostrando, a navegabilidade é bidirecional</text:span><text:span text:style-name="T2"> </text:span><text:span text:style-name="T1">eu não estou colocando nenhuma seta indicando a direção,</text:span><text:span text:style-name="T2"> </text:span><text:span text:style-name="T1">então eu tenho Cliente enxerga Pedido e Pedido enxerga Cliente.</text:span><text:span text:style-name="T2"> </text:span><text:span text:style-name="T1">Ou seja, Cliente vai poder ter 0 ou mais</text:span><text:span text:style-name="T2"> </text:span><text:span text:style-name="T1">objetos pedidos e pedido deverá ter exatamente</text:span><text:span text:style-name="T2"> </text:span><text:span text:style-name="T1">objeto cliente, porque a navegabilidade é bidirecional.</text:span><text:span text:style-name="T2"> </text:span><text:span text:style-name="T1">Outra maneira de representar isso é através de setas.</text:span><text:span text:style-name="T2"> </text:span><text:span text:style-name="T1">Que eu coloco seta de lado e do outro mostrando a direção da navegabilidade,</text:span><text:span text:style-name="T2"> </text:span><text:span text:style-name="T1">a direção da visibilidade de uma classe relação à outra.</text:span><text:span text:style-name="T2"> </text:span><text:span text:style-name="T1">Estou mostrando aqui.</text:span><text:span text:style-name="T2"> </text:span><text:span text:style-name="T1">A outra, olhando a classe Pedido e Pagamento,</text:span><text:span text:style-name="T2"> </text:span><text:span text:style-name="T1">a associação Pedido com Pagamento,</text:span><text:span text:style-name="T2"> </text:span><text:span text:style-name="T1">a navegabilidade a gente chama de unidirecional porque,</text:span><text:span text:style-name="T2"> </text:span><text:span text:style-name="T1">apenas a classe Pedido é que enxerga a classe Pagamento.</text:span><text:span text:style-name="T2"> </text:span><text:span text:style-name="T1">Objetos Pedido vão enxergar objetos de Pagamento.</text:span><text:span text:style-name="T2"> </text:span><text:span text:style-name="T1">A seta indica isso.</text:span><text:span text:style-name="T2"> </text:span><text:span text:style-name="T1">Ou seja, o Pagamento não vai enxergar Pedido nesse momento.</text:span><text:span text:style-name="T2"> </text:span><text:span text:style-name="T1">Isso não quer dizer que é assim e o projeto não pode mudar, não.</text:span><text:span text:style-name="T2"> </text:span><text:span text:style-name="T1">A navegabilidade ela pode mudar de acordo com os novos requisitos</text:span><text:span text:style-name="T2"> </text:span><text:span text:style-name="T1">e você vai inserindo no seu programa ou mudando requisitos anteriores.</text:span><text:span text:style-name="T2"> </text:span><text:span text:style-name="T1">Vamos falar agora da associação do tipo agregação.</text:span><text:span text:style-name="T2"> </text:span><text:span text:style-name="T1">O exemplo que nós colocamos, o Carro tem Roda, a Roda pertence a Carro.</text:span><text:span text:style-name="T2"> </text:span><text:span text:style-name="T1">No rótulo da associação, a gente está colocando até uma seta.</text:span><text:span text:style-name="T2"> </text:span><text:span text:style-name="T1">Porque eu posso ler de lado e do outro.</text:span><text:span text:style-name="T2"> </text:span><text:span text:style-name="T1">Tá certo?</text:span><text:span text:style-name="T2"> </text:span><text:span text:style-name="T1">Então a Roda, ela faz parte do Carro.</text:span><text:span text:style-name="T2"> </text:span><text:span text:style-name="T1">O Carro tem Roda.</text:span><text:span text:style-name="T2"> </text:span><text:span text:style-name="T1">Na verdade, o carro no nosso exemplo agora, tem 4 rodas.</text:span><text:span text:style-name="T2"> </text:span><text:span text:style-name="T1">Exatamente 4 rodas.</text:span><text:span text:style-name="T2"> </text:span><text:span text:style-name="T1">Então eu posso ler isso de lado e do outro.</text:span><text:span text:style-name="T2"> </text:span><text:span text:style-name="T1">Agregação, tem a ver com esse fato de você estar usando o conceito de ter</text:span><text:span text:style-name="T2"> </text:span><text:span text:style-name="T1">alguma coisa ou fazer parte de alguma coisa.</text:span><text:span text:style-name="T2"> </text:span><text:span text:style-name="T1">Que é o que caracteriza agregação.</text:span><text:span text:style-name="T2"> </text:span><text:span text:style-name="T1">Então a associação, o rótulo da associação quando significa ter,</text:span><text:span text:style-name="T2"> </text:span><text:span text:style-name="T1">possuir ou equivalente, eu posso chamar essa associação de agregação.</text:span><text:span text:style-name="T2"> </text:span><text:span text:style-name="T1">Essa associação que eu estou colocando agora,</text:span><text:span text:style-name="T2"> </text:span><text:span text:style-name="T1">é uma associação normal, associação normal.</text:span><text:span text:style-name="T2"> </text:span><text:span text:style-name="T1">Eu simplesmente tenho rótulo que é .</text:span><text:span text:style-name="T2"> </text:span><text:span text:style-name="T1">Então carro tem 4 rodas.</text:span><text:span text:style-name="T2"> </text:span><text:span text:style-name="T1">O fato de fazer isso já caracteriza que é uma agregação.</text:span><text:span text:style-name="T2"> </text:span><text:span text:style-name="T1">Agora, eu posso representar isso de uma maneira melhor na UML?</text:span><text:span text:style-name="T2"> </text:span><text:span text:style-name="T1">Posso!</text:span><text:span text:style-name="T2"> </text:span><text:span text:style-name="T1">Basta usar esse símbolo que é diamante, vazado, branco.</text:span><text:span text:style-name="T2"> </text:span><text:span text:style-name="T1">Esse símbolo caracteriza a agregação.</text:span><text:span text:style-name="T2"> </text:span><text:span text:style-name="T1">Ao mesmo tempo, eu não preciso mais colocar o rótulo da associação,</text:span><text:span text:style-name="T2"> </text:span><text:span text:style-name="T1">o verbo da associação.</text:span><text:span text:style-name="T2"> </text:span><text:span text:style-name="T1">Eu não preciso mais falar que carro tem 4 rodas.</text:span><text:span text:style-name="T2"> </text:span><text:span text:style-name="T1">Basta eu colocar, carro, o símbolo da agregação e 4 rodas.</text:span><text:span text:style-name="T2"> </text:span><text:span text:style-name="T1">Não preciso mais colocar também a parte de baixo, de pertence, é desnecessário.</text:span><text:span text:style-name="T2"> </text:span><text:span text:style-name="T1">No nosso exemplo aí, o objeto carro for eliminado.</text:span><text:span text:style-name="T2"> </text:span><text:span text:style-name="T1">Ele for totalmente eliminado.</text:span><text:span text:style-name="T2"> </text:span><text:span text:style-name="T1">O que é que acontece com os objetos roda que estavam agregados?</text:span><text:span text:style-name="T2"> </text:span><text:span text:style-name="T1">Não acontece nada.</text:span><text:span text:style-name="T2"> </text:span><text:span text:style-name="T1">O objeto carro é eliminado,</text:span><text:span text:style-name="T2"> </text:span><text:span text:style-name="T1">mas os outros são objetos que antes de fazer a agregação eles já existiam.</text:span><text:span text:style-name="T2"> </text:span><text:span text:style-name="T1">Então eles não podem ser eliminados.</text:span><text:span text:style-name="T2"> </text:span><text:span text:style-name="T1">Nós vimos agregação.</text:span><text:span text:style-name="T2"> </text:span><text:span text:style-name="T1">Agora eu vou apresentar para vocês a composição.</text:span><text:span text:style-name="T2"> </text:span><text:span text:style-name="T1">Composição é uma associação qualquer, ela é muito parecida com agregação,</text:span><text:span text:style-name="T2"> </text:span><text:span text:style-name="T1">o rótulo dela também é o de ter, possuir.</text:span><text:span text:style-name="T2"> </text:span><text:span text:style-name="T1">Então no nosso exemplo aí o livro possui ou tem capítulos,</text:span><text:span text:style-name="T2"> </text:span><text:span text:style-name="T1">então isso caracteriza algo muito parecido com agregação.</text:span><text:span text:style-name="T2"> </text:span><text:span text:style-name="T1">Eu estou usando que o livro, ele tem ou mais capítulos,</text:span><text:span text:style-name="T2"> </text:span><text:span text:style-name="T1">eu esto dizendo que o capítulo faz parte do livro por isso é verdadeiro.</text:span><text:span text:style-name="T2"> </text:span><text:span text:style-name="T1">Tem uma diferença relação à agregação, no caso da simbologia nós</text:span><text:span text:style-name="T2"> </text:span><text:span text:style-name="T1">usamos diamante preto, isso caracteriza a composição.</text:span><text:span text:style-name="T2"> </text:span><text:span text:style-name="T1">E qual a diferença da composição com agregação?</text:span><text:span text:style-name="T2"> </text:span><text:span text:style-name="T1">Vocês lembram que quando era agregação o objeto que agregava,</text:span><text:span text:style-name="T2"> </text:span><text:span text:style-name="T1">o carro, naquele exemplo, quando eu eliminava o carro,</text:span><text:span text:style-name="T2"> </text:span><text:span text:style-name="T1">os objetos que estavam sendo agregados ao carro,</text:span><text:span text:style-name="T2"> </text:span><text:span text:style-name="T1">que eram as rodas ele não era eliminado, eles não eram eliminados.</text:span><text:span text:style-name="T2"> </text:span><text:span text:style-name="T1">Se o carro era eliminado as rodas não eram eliminadas, porque elas pré existiam,</text:span><text:span text:style-name="T2"> </text:span><text:span text:style-name="T1">elas estavam existentes antes da criação do objeto carro.</text:span><text:span text:style-name="T2"> </text:span><text:span text:style-name="T1">Agora na agregação, na composição, desculpe, o que é que ocorre?</text:span><text:span text:style-name="T2"> </text:span><text:span text:style-name="T1">O livro se ele for eliminado, todos os capítulos vão ser eliminados juntos,</text:span><text:span text:style-name="T2"> </text:span><text:span text:style-name="T1">porque o tempo de vida dos objetos da composição, as partes né,</text:span><text:span text:style-name="T2"> </text:span><text:span text:style-name="T1">do todo, eles são eliminados juntos.</text:span><text:span text:style-name="T2"> </text:span><text:span text:style-name="T1">Porque eles foram criados pelo objeto que compõem todos eles.</text:span><text:span text:style-name="T2"> </text:span><text:span text:style-name="T1">Então eu crio o livro e dentro de livro eu começo a criar os capítulos,</text:span><text:span text:style-name="T2"> </text:span><text:span text:style-name="T1">com isso ao eliminar o livro eu elimino também todos os capítulos, nesse exemplo.</text:span><text:span text:style-name="T2"> </text:span><text:span text:style-name="T1">Isso que diferencia a agregação de composição.</text:span><text:span text:style-name="T2"> </text:span><text:span text:style-name="T1">Quando elemento que agrega é eliminado na agregação os componentes,</text:span><text:span text:style-name="T2"> </text:span><text:span text:style-name="T1">os seus componentes não são eliminados, na composição quando componente que</text:span><text:span text:style-name="T2"> </text:span><text:span text:style-name="T1">compõe os outros é eliminado, os outros também são eliminados.</text:span><text:span text:style-name="T2"> </text:span><text:span text:style-name="T1">Bom, iremos falar agora de herança.</text:span><text:span text:style-name="T2"> </text:span><text:span text:style-name="T1">Herança relaciona uma classe com a sua subclasse.</text:span><text:span text:style-name="T2"> </text:span><text:span text:style-name="T1">No nosso exemplo, temos a classe pagamento, que tem 3 subclasses,</text:span><text:span text:style-name="T2"> </text:span><text:span text:style-name="T1">que caracterizam maneiras diferentes de fazer pagamento.</text:span><text:span text:style-name="T2"> </text:span><text:span text:style-name="T1">Então, eu tenho pagamento por cartão de crédito,</text:span><text:span text:style-name="T2"> </text:span><text:span text:style-name="T1">pagamento por dinheiro vivo e pagamento por cheque.</text:span><text:span text:style-name="T2"> </text:span><text:span text:style-name="T1">A herança ela também, eu posso estar olhando de baixo para cima.</text:span><text:span text:style-name="T2"> </text:span><text:span text:style-name="T1">Olhando a herança como olhei anteriormente,</text:span><text:span text:style-name="T2"> </text:span><text:span text:style-name="T1">está olhando de cima para baixo.</text:span><text:span text:style-name="T2"> </text:span><text:span text:style-name="T1">Por isso é que eu tenho uma seta herança, lá mostrando a seta pra baixo.</text:span><text:span text:style-name="T2"> </text:span><text:span text:style-name="T1">Já o conceito inverso é o de generalização.</text:span><text:span text:style-name="T2"> </text:span><text:span text:style-name="T1">Suponha que eu tivesse as classes, cartão de crédito,</text:span><text:span text:style-name="T2"> </text:span><text:span text:style-name="T1">dinheiro e cheque, generalizar significa você criar uma classe,</text:span><text:span text:style-name="T2"> </text:span><text:span text:style-name="T1">que é mais geral que essas 3, que no caso seria pagamento e eu passaria algumas</text:span><text:span text:style-name="T2"> </text:span><text:span text:style-name="T1">responsabilidades que são comuns dessas classes, para a classe pagamento.</text:span><text:span text:style-name="T2"> </text:span><text:span text:style-name="T1">Isso chama-se </text:span><text:soft-page-break/><text:span text:style-name="T1">generalização, o contrário disso é a especialização,</text:span><text:span text:style-name="T2"> </text:span><text:span text:style-name="T1">Ou herança, especialização na verdade é tipo de herança mais comum.</text:span><text:span text:style-name="T2"> </text:span><text:span text:style-name="T1">Como é que eu reconheço que uma classe,</text:span><text:span text:style-name="T2"> </text:span><text:span text:style-name="T1">se a estrutura de herança que eu estou fazendo funciona?</text:span><text:span text:style-name="T2"> </text:span><text:span text:style-name="T1">Basta olhar o relacionamento é-um.</text:span><text:span text:style-name="T2"> </text:span><text:span text:style-name="T1">Então cartão de crédito é tipo de pagamento,</text:span><text:span text:style-name="T2"> </text:span><text:span text:style-name="T1">Ohh, então cartão de crédito é uma subclasse.</text:span><text:span text:style-name="T2"> </text:span><text:span text:style-name="T1">Pagamento por dinheiro vivo, é tipo de pagamento?</text:span><text:span text:style-name="T2"> </text:span><text:span text:style-name="T1">Também é então, beleza.</text:span><text:span text:style-name="T2"> </text:span><text:span text:style-name="T1">Pagamento por cheque, é tipo de pagamento?</text:span><text:span text:style-name="T2"> </text:span><text:span text:style-name="T1">Também, ok, então o relacionamento é-um foi satisfeito.</text:span><text:span text:style-name="T2"> </text:span><text:span text:style-name="T1">Então eu quero, por exemplo, pagar com balas.</text:span><text:span text:style-name="T2"> </text:span><text:span text:style-name="T1">Bala é tipo de pagamento?</text:span><text:span text:style-name="T2"> </text:span><text:span text:style-name="T1">Não.</text:span><text:span text:style-name="T2"> </text:span><text:span text:style-name="T1">Bala não é tipo de pagamento, então o relacionamneto é-um nessa característica</text:span><text:span text:style-name="T2"> </text:span><text:span text:style-name="T1">de examinar o relacionamento é-um ajuda a determinar se a classe</text:span><text:span text:style-name="T2"> </text:span><text:span text:style-name="T1">é subclasse de outra se outra classe ela tem subclasse.</text:span><text:span text:style-name="T2"> </text:span><text:span text:style-name="T1">Nesse outro diagrama de herança, nós temos algumas coisas interessantes.</text:span><text:span text:style-name="T2"> </text:span><text:span text:style-name="T1">Na classe abstrata eu não posso criar instâncias dela, eu só uso para fazer,</text:span><text:span text:style-name="T2"> </text:span><text:span text:style-name="T1">transmitir métodos comuns a todas as subclasses.</text:span><text:span text:style-name="T2"> </text:span><text:span text:style-name="T1">Já na classe concreta, aí eu posso fazer instâncias dela.</text:span><text:span text:style-name="T2"> </text:span><text:span text:style-name="T1">Então na classe abstrata não dá pra criar objetos dela,</text:span><text:span text:style-name="T2"> </text:span><text:span text:style-name="T1">na classe concreta dá pra criar.</text:span><text:span text:style-name="T2"> </text:span><text:span text:style-name="T1">Como é que eu descubro que a classe é abstrata?</text:span><text:span text:style-name="T2"> </text:span><text:span text:style-name="T1">Vendo ou colocando ela como itálico.</text:span><text:span text:style-name="T2"> </text:span><text:span text:style-name="T1">Isso já identifica normalmente.</text:span><text:span text:style-name="T2"> </text:span><text:span text:style-name="T1">Nem todo editor vai permitir que eu coloque itálico.</text:span><text:span text:style-name="T2"> </text:span><text:span text:style-name="T1">Verdade, aí basta você colocar cima do nome</text:span><text:span text:style-name="T2"> </text:span><text:span text:style-name="T1">da classe que ela é uma classe abstrata, basta colocar lá abstrata.</text:span><text:span text:style-name="T2"> </text:span><text:span text:style-name="T1">E aí o nome não vai estar itálico mas tem uma informação</text:span><text:span text:style-name="T2"> </text:span><text:span text:style-name="T1">dizendo que a classe é abstrata.</text:span><text:span text:style-name="T2"> </text:span><text:span text:style-name="T1">Com isso, nós completamos a apresentação dos</text:span><text:span text:style-name="T2"> </text:span><text:span text:style-name="T1">conceitos mais básicos e usuais de diagramas de classe.</text:span><text:span text:style-name="T2"> </text:span><text:span text:style-name="T1">Algumas coisas ficaram ainda sem serem trabalhadas.</text:span><text:span text:style-name="T2"> </text:span><text:span text:style-name="T1">Algumas nós vamos trabalhar exercícios outras nós vamos,</text:span><text:span text:style-name="T2"> </text:span><text:span text:style-name="T1">iremos apresentar à medida que o assunto requeira esse conceito,</text:span><text:span text:style-name="T2"> </text:span><text:span text:style-name="T1">aí nós apresentaremos nesse momento, então vão ser diagramas de sequência,</text:span><text:span text:style-name="T2"> </text:span><text:span text:style-name="T1">notação para subsistemas.</text:span><text:span text:style-name="T2"> </text:span><text:span text:style-name="T1">e coisas desse tipo.</text:span><text:span text:style-name="T2"> </text:span><text:span text:style-name="T1">Obrigado.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5S</meta:editing-duration>
    <meta:editing-cycles>3</meta:editing-cycles>
    <meta:generator>LibreOffice/5.1.6.2$Windows_x86 LibreOffice_project/07ac168c60a517dba0f0d7bc7540f5afa45f0909</meta:generator>
    <dc:date>2017-01-19T07:14:15.909000000</dc:date>
    <meta:document-statistic meta:table-count="0" meta:image-count="0" meta:object-count="0" meta:page-count="2" meta:paragraph-count="1" meta:word-count="1278" meta:character-count="7608" meta:non-whitespace-character-count="6329"/>
    <meta:user-defined meta:name="Info 1"/>
    <meta:user-defined meta:name="Info 2"/>
    <meta:user-defined meta:name="Info 3"/>
    <meta:user-defined meta:name="Info 4"/>
  </office:meta>
</office:document-meta>
</file>